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ce181e"/>
    </style:style>
    <style:style style:name="P2" style:family="paragraph" style:parent-style-name="Standard">
      <style:paragraph-properties fo:line-height="100%"/>
      <style:text-properties officeooo:rsid="00059434" officeooo:paragraph-rsid="00059434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line-height="100%"/>
      <style:text-properties officeooo:paragraph-rsid="00059434"/>
    </style:style>
    <style:style style:name="P5" style:family="paragraph" style:parent-style-name="Standard">
      <style:paragraph-properties fo:line-height="100%"/>
      <style:text-properties officeooo:paragraph-rsid="0005c27f"/>
    </style:style>
    <style:style style:name="P6" style:family="paragraph" style:parent-style-name="Standard">
      <style:paragraph-properties fo:line-height="100%"/>
      <style:text-properties fo:color="#81d41a" officeooo:rsid="00059434" officeooo:paragraph-rsid="00059434"/>
    </style:style>
    <style:style style:name="P7" style:family="paragraph" style:parent-style-name="Standard">
      <style:paragraph-properties fo:line-height="100%"/>
      <style:text-properties fo:color="#81d41a" officeooo:rsid="00059434" officeooo:paragraph-rsid="0005c27f"/>
    </style:style>
    <style:style style:name="P8" style:family="paragraph" style:parent-style-name="Standard">
      <style:paragraph-properties fo:line-height="100%"/>
      <style:text-properties fo:font-size="11pt" style:font-size-asian="11pt" style:font-size-complex="11pt"/>
    </style:style>
    <style:style style:name="P9" style:family="paragraph" style:parent-style-name="Standard">
      <style:paragraph-properties fo:line-height="100%"/>
      <style:text-properties fo:font-size="11pt" officeooo:paragraph-rsid="0005c27f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line-height="100%" fo:break-before="page"/>
      <style:text-properties fo:font-size="11pt" style:font-size-asian="11pt" style:font-size-complex="11pt"/>
    </style:style>
    <style:style style:name="P12" style:family="paragraph" style:parent-style-name="Standard">
      <style:paragraph-properties fo:line-height="100%" fo:break-before="page"/>
      <style:text-properties fo:color="#81d41a" fo:font-size="11pt" fo:font-weight="bold" officeooo:rsid="0007c64e" officeooo:paragraph-rsid="0007c64e" style:font-size-asian="11pt" style:font-weight-asian="bold" style:font-size-complex="11pt" style:font-weight-complex="bold"/>
    </style:style>
    <style:style style:name="T1" style:family="text">
      <style:text-properties fo:color="#ce18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d2PhpBDAjax</text:p>
      <text:p text:style-name="Standard"><text:s/>&lt;select name="os" id="os" &gt;</text:p>
      <text:p text:style-name="Standard"><text:s text:c="24"/>&lt;option value="-1"&gt;Sélectionnez un SE&lt;/option&gt;</text:p>
      <text:p text:style-name="Standard"><text:s text:c="23"/><text:span text:style-name="T1">&lt;!-- &lt;option value="win"&gt;WINDOWS&lt;/option&gt;</text:span></text:p>
      <text:p text:style-name="P1"><text:s text:c="24"/>&lt;option value="lin"&gt;LINUX&lt;/option&gt;</text:p>
      <text:p text:style-name="P1"><text:s text:c="24"/>&lt;option value="mac"&gt;MAC OS&lt;/option&gt; --&gt;</text:p>
      <text:p text:style-name="Standard"><text:s text:c="20"/>&lt;/select&gt;</text:p>
      <text:p text:style-name="Standard"/>
      <text:p text:style-name="P4"/>
      <text:p text:style-name="P6">form.js</text:p>
      <text:p text:style-name="P2"/>
      <text:p text:style-name="P8">/************ Question 1 : Ajout fonction pour afficher liste des versions *********************/</text:p>
      <text:p text:style-name="P8">function genererListeOs() {</text:p>
      <text:p text:style-name="P8"><text:s text:c="4"/>// on initialise la valeur du champs ayant pour id typeDemande</text:p>
      <text:p text:style-name="P8"><text:s text:c="4"/>// avec la lettre 'o'</text:p>
      <text:p text:style-name="P8"><text:s text:c="4"/>$("#typeDemande").val('o');</text:p>
      <text:p text:style-name="P8"><text:s text:c="4"/>$("#os").empty();</text:p>
      <text:p text:style-name="P8"><text:s text:c="4"/>$("#os").append('&lt;option value="-1"&gt;Sélectionnez un SE&lt;/option&gt;');</text:p>
      <text:p text:style-name="P8"><text:s text:c="4"/>$.ajax({</text:p>
      <text:p text:style-name="P8"><text:s text:c="8"/>url: 'php/controleur.php',</text:p>
      <text:p text:style-name="P8"><text:s text:c="8"/>data: $("#typeDemande").serialize(), // on envoie typeDemande='o'</text:p>
      <text:p text:style-name="P8"><text:s text:c="8"/>type: 'GET',</text:p>
      <text:p text:style-name="P8"><text:s text:c="8"/>dataType: 'json',</text:p>
      <text:p text:style-name="P8"><text:s text:c="8"/>success: // si la requete fonctionne, mise à jour de la liste des versions</text:p>
      <text:p text:style-name="P8"><text:s text:c="16"/>function (objetJson) {</text:p>
      <text:p text:style-name="P8"><text:s text:c="20"/>$.each(objetJson, function (index, ligne) {</text:p>
      <text:p text:style-name="P8"><text:s text:c="24"/>// ligne contient un objet json de la forme</text:p>
      <text:p text:style-name="P8"><text:s text:c="24"/>// {"idOs" : "id de l'os"},</text:p>
      <text:p text:style-name="P8"><text:s text:c="24"/>// {"nomOs" : "nom de l'os"}</text:p>
      <text:p text:style-name="P8"><text:s text:c="24"/>$("#os").append('&lt;option value="' + ligne.idOs + '"&gt;' + ligne.nomOs + '&lt;/option&gt;');</text:p>
      <text:p text:style-name="P8"><text:s text:c="20"/>});</text:p>
      <text:p text:style-name="P8"><text:s text:c="16"/>},</text:p>
      <text:p text:style-name="P8"><text:s text:c="8"/>error:</text:p>
      <text:p text:style-name="P8"><text:s text:c="16"/>function (xhr, status, error) {</text:p>
      <text:p text:style-name="P8"><text:s text:c="20"/>console.log("param : " + JSON.stringify(xhr));</text:p>
      <text:p text:style-name="P8"><text:s text:c="20"/>console.log("status : " + status);</text:p>
      <text:p text:style-name="P8"><text:s text:c="20"/>console.log("error : " + error);</text:p>
      <text:p text:style-name="P8"><text:s text:c="16"/>}</text:p>
      <text:p text:style-name="P8"><text:s text:c="4"/>});</text:p>
      <text:p text:style-name="P8">}</text:p>
      <text:p text:style-name="P8"/>
      <text:p text:style-name="P11"/>
      <text:p text:style-name="P8">function genererListeVersions()</text:p>
      <text:p text:style-name="P8">{</text:p>
      <text:p text:style-name="P8"><text:s text:c="4"/>var idOs = $(this).val(); // on récupère la valeur de la clef primaire correspondant à l'os</text:p>
      <text:p text:style-name="P8"><text:s text:c="4"/>// changement de la valeur du type de demande pour faire appel à la fonction majListeOs</text:p>
      <text:p text:style-name="P8"><text:s text:c="4"/>$("#typeDemande").val('v');</text:p>
      <text:p text:style-name="P8"/>
      <text:p text:style-name="P8"><text:s text:c="4"/>$("#version").empty(); // on vide la liste des départements</text:p>
      <text:p text:style-name="P8"><text:s text:c="4"/>$("#version").append('&lt;option value="-1"&gt;Choisissez une version&lt;/option&gt;');</text:p>
      <text:p text:style-name="P8"/>
      <text:p text:style-name="P8"><text:s text:c="4"/>if (idOs != '-1') { // si l'os selectionné existe (pas le "choisissez un os")</text:p>
      <text:p text:style-name="P8"><text:s text:c="8"/>// appel à la page majListeOs via ajax</text:p>
      <text:p text:style-name="P8"><text:s text:c="8"/>$.ajax({</text:p>
      <text:p text:style-name="P8"><text:s text:c="12"/>url: 'php/controleur.php',</text:p>
      <text:p text:style-name="P8"><text:s text:c="12"/>data: $("#formulaire").serialize(),</text:p>
      <text:p text:style-name="P8"><text:s text:c="12"/>// typeDemande='r' &amp; </text:p>
      <text:p text:style-name="P8"><text:s text:c="12"/>// idDepartement=-1 &amp; </text:p>
      <text:p text:style-name="P8"><text:s text:c="12"/>// idVille=-1 &amp; </text:p>
      <text:p text:style-name="P8"><text:s text:c="12"/>// idRegion=idDeLaRegionSelectionnée</text:p>
      <text:p text:style-name="P8"><text:s text:c="12"/>type: 'GET',</text:p>
      <text:p text:style-name="P8"><text:s text:c="12"/>dataType: 'json',</text:p>
      <text:p text:style-name="P8"><text:s text:c="12"/>success: // si la requete fonctionne, mise à jour de la liste des versions</text:p>
      <text:p text:style-name="P8"><text:s text:c="20"/>function (objetJson) {</text:p>
      <text:p text:style-name="P8"><text:s text:c="24"/>$.each(objetJson, function (index, ligne) {</text:p>
      <text:p text:style-name="P8"><text:s text:c="28"/>// ligne contient un objet json de la forme</text:p>
      <text:p text:style-name="P8"><text:s text:c="28"/>// {"idVersion" : "id de la version"},</text:p>
      <text:p text:style-name="P8"><text:s text:c="28"/>// {"nomVersion" : "nom de la version"}</text:p>
      <text:p text:style-name="P8"><text:s text:c="28"/>$("#version").append('&lt;option value="' + ligne.idVersion + '"&gt;' + ligne.nomVersion + '&lt;/option&gt;');</text:p>
      <text:p text:style-name="P8"><text:s text:c="24"/>});</text:p>
      <text:p text:style-name="P8"><text:s text:c="20"/>},</text:p>
      <text:p text:style-name="P8"><text:s text:c="12"/>error:</text:p>
      <text:p text:style-name="P8"><text:s text:c="20"/>function (xhr, status, error) {</text:p>
      <text:p text:style-name="P8"><text:s text:c="24"/>console.log("param : " + JSON.stringify(xhr));</text:p>
      <text:p text:style-name="P8"><text:s text:c="24"/>console.log("status : " + status);</text:p>
      <text:p text:style-name="P8"><text:s text:c="24"/>console.log("error : " + error);</text:p>
      <text:p text:style-name="P8"><text:s text:c="20"/>}</text:p>
      <text:p text:style-name="P8"><text:s text:c="8"/>});</text:p>
      <text:p text:style-name="P8"><text:s text:c="4"/>}</text:p>
      <text:p text:style-name="P8">}</text:p>
      <text:p text:style-name="P8">/*****************************************************************************************/</text:p>
      <text:p text:style-name="P8"/>
      <text:p text:style-name="P11"/>
      <text:p text:style-name="P8">/************ Question 2 : Ajout fonction pour gérer le login au click *********************/</text:p>
      <text:p text:style-name="P8">function verifierLoginBoutton() {</text:p>
      <text:p text:style-name="P8"/>
      <text:p text:style-name="P8"><text:s text:c="4"/>// appel du script controleur.php via ajax</text:p>
      <text:p text:style-name="P8"><text:s text:c="4"/>$.ajax({</text:p>
      <text:p text:style-name="P8"><text:s text:c="8"/>url: 'php/getLogin.php',</text:p>
      <text:p text:style-name="P8"><text:s text:c="8"/>data: $("#formulaire").serialize(), // serialisation des données du formulaire (toutes les balises ayant un champs "name"</text:p>
      <text:p text:style-name="P8"><text:s text:c="8"/>type: 'POST',</text:p>
      <text:p text:style-name="P8"><text:s text:c="8"/>dataType: 'json',</text:p>
      <text:p text:style-name="P8"><text:s text:c="8"/>success: // si la requete fonctionne, mise à jour de la couleur de pastille</text:p>
      <text:p text:style-name="P8"><text:s text:c="16"/>function (objetJson) {</text:p>
      <text:p text:style-name="P8"/>
      <text:p text:style-name="P8"><text:s text:c="20"/>if (objetJson == true) {</text:p>
      <text:p text:style-name="P8"><text:s text:c="24"/>alert("Le login existe déjà, choisissez en un autre!");</text:p>
      <text:p text:style-name="P8"><text:s text:c="20"/>} else {</text:p>
      <text:p text:style-name="P8"><text:s text:c="24"/>alert("Le login est nouveau");</text:p>
      <text:p text:style-name="P8"><text:s text:c="20"/>}</text:p>
      <text:p text:style-name="P8"/>
      <text:p text:style-name="P8"><text:s text:c="16"/>},</text:p>
      <text:p text:style-name="P8"><text:s text:c="8"/>error:</text:p>
      <text:p text:style-name="P8"><text:s text:c="16"/>function (xhr, status, error) {</text:p>
      <text:p text:style-name="P8"><text:s text:c="20"/>console.log("param : " + JSON.stringify(xhr));</text:p>
      <text:p text:style-name="P8"><text:s text:c="20"/>console.log("status : " + status);</text:p>
      <text:p text:style-name="P8"><text:s text:c="20"/>console.log("error : " + error);</text:p>
      <text:p text:style-name="P8"><text:s text:c="16"/>}</text:p>
      <text:p text:style-name="P8"><text:s text:c="4"/>});</text:p>
      <text:p text:style-name="P8">}</text:p>
      <text:p text:style-name="P8">/*****************************************************************************************/</text:p>
      <text:p text:style-name="P8"/>
      <text:p text:style-name="P11"/>
      <text:p text:style-name="P8">/************ Question 3 : Ajout fonction pour gérer le login au changement *********************/</text:p>
      <text:p text:style-name="P8">function verifierLoginChangement() {</text:p>
      <text:p text:style-name="P8"/>
      <text:p text:style-name="P8"><text:s text:c="4"/>// appel du script controleur.php via ajax</text:p>
      <text:p text:style-name="P8"><text:s text:c="4"/>$.ajax({</text:p>
      <text:p text:style-name="P8"><text:s text:c="8"/>url: 'php/getLogin.php',</text:p>
      <text:p text:style-name="P8"><text:s text:c="8"/>data: $("#formulaire").serialize(), // serialisation des données du formulaire (toutes les balises ayant un champs "name"</text:p>
      <text:p text:style-name="P8"><text:s text:c="8"/>type: 'POST',</text:p>
      <text:p text:style-name="P8"><text:s text:c="8"/>dataType: 'json',</text:p>
      <text:p text:style-name="P8"><text:s text:c="8"/>success: // si la requete fonctionne, mise à jour de la couleur de pastille</text:p>
      <text:p text:style-name="P8"><text:s text:c="16"/>function (objetJson) {</text:p>
      <text:p text:style-name="P8"><text:s text:c="20"/>$("#login").next("span").remove();</text:p>
      <text:p text:style-name="P8"><text:s text:c="20"/>if (objetJson == true) {</text:p>
      <text:p text:style-name="P8"><text:s text:c="24"/>$("&lt;span style = 'color:red; margin-left:440px'&gt;&lt;b&gt;Ce login existe déjà&lt;/b&gt;&lt;/span&gt;").insertAfter("#login");</text:p>
      <text:p text:style-name="P8"><text:s text:c="20"/>} else {</text:p>
      <text:p text:style-name="P8"><text:s text:c="24"/>$("&lt;span style = 'color:green; margin-left:440px'&gt;&lt;b&gt;Ce nouveau login est correct&lt;/b&gt;&lt;/span&gt;").insertAfter("#login");</text:p>
      <text:p text:style-name="P8"><text:s text:c="20"/>}</text:p>
      <text:p text:style-name="P8"/>
      <text:p text:style-name="P8"><text:s text:c="16"/>},</text:p>
      <text:p text:style-name="P8"><text:s text:c="8"/>error:</text:p>
      <text:p text:style-name="P8"><text:s text:c="16"/>function (xhr, status, error) {</text:p>
      <text:p text:style-name="P8"><text:s text:c="20"/>console.log("param : " + JSON.stringify(xhr));</text:p>
      <text:p text:style-name="P8"><text:s text:c="20"/>console.log("status : " + status);</text:p>
      <text:p text:style-name="P8"><text:s text:c="20"/>console.log("error : " + error);</text:p>
      <text:p text:style-name="P8"><text:s text:c="16"/>}</text:p>
      <text:p text:style-name="P8"><text:s text:c="4"/>});</text:p>
      <text:p text:style-name="P8">}</text:p>
      <text:p text:style-name="P8">/*****************************************************************************************/</text:p>
      <text:p text:style-name="P8"/>
      <text:p text:style-name="P8"/>
      <text:p text:style-name="P11"/>
      <text:p text:style-name="P8">$(document).ready(function ()</text:p>
      <text:p text:style-name="P8">{</text:p>
      <text:p text:style-name="P8"><text:s text:c="4"/>genererListeOs();</text:p>
      <text:p text:style-name="P8"/>
      <text:p text:style-name="P8"><text:s text:c="4"/>// gestion liste deroulante</text:p>
      <text:p text:style-name="P8"><text:s text:c="4"/>$("#os").change(genererListeVersions);</text:p>
      <text:p text:style-name="P8"/>
      <text:p text:style-name="P8"><text:s text:c="4"/>/************ Question 2 : Ajout fonction pour gérer le login avec bouton inscription *********************/</text:p>
      <text:p text:style-name="P8"><text:s text:c="4"/>//gestion login</text:p>
      <text:p text:style-name="P8"><text:s text:c="4"/>$("#inscription").click(verifierLoginBoutton);</text:p>
      <text:p text:style-name="P8"/>
      <text:p text:style-name="P8"><text:s text:c="4"/>/************ Question 3 : Ajout fonction pour gérer le login avec changement *********************/</text:p>
      <text:p text:style-name="P8"><text:s text:c="4"/>//gestion login</text:p>
      <text:p text:style-name="P8"><text:s text:c="4"/>$("#login").change(verifierLoginChangement);</text:p>
      <text:p text:style-name="P8"><text:s text:c="4"/>$(document).on("change", "#login", verifierLoginChangement);</text:p>
      <text:p text:style-name="P8">});</text:p>
      <text:p text:style-name="P8"/>
      <text:p text:style-name="P12">config.inc</text:p>
      <text:p text:style-name="P8">&lt;?php</text:p>
      <text:p text:style-name="P8">/************* Serveur lycée ***************/</text:p>
      <text:p text:style-name="P8">/*define("SERVEURBD","172.18.58.14");</text:p>
      <text:p text:style-name="P8">define("LOGIN","snir");</text:p>
      <text:p text:style-name="P8">define("MOTDEPASSE","snir");</text:p>
      <text:p text:style-name="P8">define("NOMDELABASE","exempleAjax");*/</text:p>
      <text:p text:style-name="P8"/>
      <text:p text:style-name="P8">/************* Serveur maison ***************/</text:p>
      <text:p text:style-name="P8">define("SERVEURBD","localhost");</text:p>
      <text:p text:style-name="P8">define("LOGIN","root");</text:p>
      <text:p text:style-name="P8">define("MOTDEPASSE","raspberry");</text:p>
      <text:p text:style-name="P8">define("NOMDELABASE","exempleAjax");</text:p>
      <text:p text:style-name="P8"/>
      <text:p text:style-name="P8">?&gt;</text:p>
      <text:p text:style-name="P8"/>
      <text:p text:style-name="P7">getLogin.php</text:p>
      <text:p text:style-name="P5">&lt;?php</text:p>
      <text:p text:style-name="P5">$login = $_POST['login'];</text:p>
      <text:p text:style-name="P5">require_once '../inc/fonctions.inc';</text:p>
      <text:p text:style-name="P5">verifierLogin($login);</text:p>
      <text:p text:style-name="P5">?&gt;</text:p>
      <text:p text:style-name="P5"/>
      <text:p text:style-name="P5">&lt;?php</text:p>
      <text:p text:style-name="P5"/>
      <text:p text:style-name="P7">controleur.php</text:p>
      <text:p text:style-name="P5">$source=$_GET['typeDemande'];</text:p>
      <text:p text:style-name="P5">require_once '../inc/fonctions.inc';</text:p>
      <text:p text:style-name="P5">switch ($source){</text:p>
      <text:p text:style-name="P5"><text:s text:c="4"/>case 'o':getListeOs(); break;</text:p>
      <text:p text:style-name="P5"><text:s text:c="4"/>case 'v':getListeVersionsFromIdOs($_GET['os']);break;</text:p>
      <text:p text:style-name="P5">}</text:p>
      <text:p text:style-name="P5">?&gt;</text:p>
      <text:p text:style-name="P9"/>
      <text:p text:style-name="P12">fonctions.inc</text:p>
      <text:p text:style-name="P8">&lt;?php</text:p>
      <text:p text:style-name="P8"/>
      <text:p text:style-name="P8">require_once 'config.inc';</text:p>
      <text:p text:style-name="P8"/>
      <text:p text:style-name="P8">function connexionBD() {</text:p>
      <text:p text:style-name="P8"><text:s text:c="4"/>try {</text:p>
      <text:p text:style-name="P8"/>
      <text:p text:style-name="P8"><text:s text:c="8"/>$bdd = new PDO('mysql:host=' . SERVEURBD . ';dbname=' . NOMDELABASE, LOGIN, MOTDEPASSE);</text:p>
      <text:p text:style-name="P8"><text:s text:c="4"/>} catch (Exception $ex) {</text:p>
      <text:p text:style-name="P8"><text:s text:c="8"/>die('&lt;br /&gt;Pb connexion serveur BD : ' . $ex-&gt;getMessage());</text:p>
      <text:p text:style-name="P8"><text:s text:c="4"/>}</text:p>
      <text:p text:style-name="P8"><text:s text:c="4"/>return $bdd;</text:p>
      <text:p text:style-name="P8">}</text:p>
      <text:p text:style-name="P8"/>
      <text:p text:style-name="P8">function getListeOs() {</text:p>
      <text:p text:style-name="P8">// connexion BD</text:p>
      <text:p text:style-name="P8"><text:s text:c="4"/>$bdd = connexionBD();</text:p>
      <text:p text:style-name="P8"/>
      <text:p text:style-name="P8"><text:s text:c="4"/>$requete = $bdd-&gt;query("SELECT * FROM systeme ORDER BY nomSysteme;");</text:p>
      <text:p text:style-name="P8"/>
      <text:p text:style-name="P8"><text:s text:c="4"/>$tabOs = array();</text:p>
      <text:p text:style-name="P8"/>
      <text:p text:style-name="P8"><text:s text:c="4"/>while ($tab = $requete-&gt;fetch()) {</text:p>
      <text:p text:style-name="P8">// ajout d'une case dans le tableau</text:p>
      <text:p text:style-name="P8">// la case est elle-même un tableau contenant 2 champs : idOs, nomOs</text:p>
      <text:p text:style-name="P8"><text:s text:c="8"/>array_push($tabOs, array('idOs' =&gt; $tab['idSysteme'], 'nomOs' =&gt; $tab['nomSysteme']));</text:p>
      <text:p text:style-name="P8"><text:s text:c="4"/>}</text:p>
      <text:p text:style-name="P8"><text:s text:c="4"/></text:p>
      <text:p text:style-name="P8"><text:s text:c="4"/>$requete-&gt;closeCursor();</text:p>
      <text:p text:style-name="P8">//on previent qu'on repond en json</text:p>
      <text:p text:style-name="P8"><text:s text:c="4"/>header('Content-Type: application/json;charset=utf-8');</text:p>
      <text:p text:style-name="P8">// envoyer les données au format json</text:p>
      <text:p text:style-name="P8"><text:s text:c="4"/>echo json_encode($tabOs);</text:p>
      <text:p text:style-name="P8">}</text:p>
      <text:p text:style-name="P8"/>
      <text:p text:style-name="P8">function getListeVersionsFromIdOs($os) {</text:p>
      <text:p text:style-name="P8">// connexion BD</text:p>
      <text:p text:style-name="P8"><text:s text:c="4"/>$bdd = connexionBD();</text:p>
      <text:p text:style-name="P8"><text:s text:c="4"/>$requete = $bdd-&gt;prepare("SELECT idVersion, nomVersion FROM version WHERE idSysteme = :idos ORDER BY nomVersion;");</text:p>
      <text:p text:style-name="P8"><text:s text:c="4"/>$requete-&gt;bindParam(":idos", $os);</text:p>
      <text:p text:style-name="P8"><text:s text:c="4"/>$requete-&gt;execute() or die(print_r($requete-&gt;errorInfo()));</text:p>
      <text:p text:style-name="P8"/>
      <text:p text:style-name="P8"><text:s text:c="4"/>$tabVersion = array();</text:p>
      <text:p text:style-name="P8"/>
      <text:p text:style-name="P8"><text:s text:c="4"/>while ($tab = $requete-&gt;fetch()) {</text:p>
      <text:p text:style-name="P8">// ajout d'une case dans le tableau</text:p>
      <text:p text:style-name="P8">// la case est elle-même un tableau contenant 2 champs : idVersion, nomVersion</text:p>
      <text:p text:style-name="P8"><text:s text:c="8"/>array_push($tabVersion, array('idVersion' =&gt; $tab['idVersion'], 'nomVersion' =&gt; $tab['nomVersion']));</text:p>
      <text:p text:style-name="P8"><text:s text:c="4"/>}</text:p>
      <text:p text:style-name="P8"/>
      <text:p text:style-name="P8"><text:s text:c="4"/>$requete-&gt;closeCursor();</text:p>
      <text:p text:style-name="P8">//on previent qu'on repond en json</text:p>
      <text:p text:style-name="P8"><text:s text:c="4"/>header('Content-Type: application/json;charset=utf-8');</text:p>
      <text:p text:style-name="P8">// envoyer les données au format json</text:p>
      <text:p text:style-name="P8"><text:soft-page-break/><text:s text:c="4"/>echo json_encode($tabVersion);</text:p>
      <text:p text:style-name="P8">}</text:p>
      <text:p text:style-name="P8"/>
      <text:p text:style-name="P8">/* * **************************** Question 2 : Vérification du login ****************************** */</text:p>
      <text:p text:style-name="P8"/>
      <text:p text:style-name="P8">function verifierLogin($login) {</text:p>
      <text:p text:style-name="P8"><text:s text:c="4"/></text:p>
      <text:p text:style-name="P8">//Connexion à la BDD</text:p>
      <text:p text:style-name="P8"><text:s text:c="4"/>$bdd = connexionBD();</text:p>
      <text:p text:style-name="P8"/>
      <text:p text:style-name="P8">// Recherche du login dans la table user</text:p>
      <text:p text:style-name="P8"><text:s text:c="4"/>$requete = $bdd-&gt;prepare("SELECT * FROM user WHERE login = :log;");</text:p>
      <text:p text:style-name="P8"><text:s text:c="4"/>$requete-&gt;bindParam(":log", $login);</text:p>
      <text:p text:style-name="P8"><text:s text:c="4"/>$requete-&gt;execute() or die(print_r($requete-&gt;errorInfo()));</text:p>
      <text:p text:style-name="P8"/>
      <text:p text:style-name="P8">// Comptage du nombre de résultats</text:p>
      <text:p text:style-name="P8"><text:s text:c="4"/>$nbLigne = $requete-&gt;rowCount();</text:p>
      <text:p text:style-name="P8"><text:s text:c="8"/></text:p>
      <text:p text:style-name="P8"><text:s text:c="4"/>if ($nbLigne == 0) { <text:s text:c="12"/>// Le login n'est pas présent dans la table user</text:p>
      <text:p text:style-name="P8"><text:s text:c="8"/>$retour = false; <text:s text:c="12"/>// Il faut retourner false</text:p>
      <text:p text:style-name="P8"><text:s text:c="4"/>} else { <text:s text:c="24"/>// Le login est présent dans la table user</text:p>
      <text:p text:style-name="P8"><text:s text:c="8"/>$retour = true; <text:s text:c="13"/>// Il faut retourner true</text:p>
      <text:p text:style-name="P8"><text:s text:c="4"/>}</text:p>
      <text:p text:style-name="P8"><text:s text:c="4"/></text:p>
      <text:p text:style-name="P8"><text:s text:c="4"/>$requete-&gt;closeCursor();</text:p>
      <text:p text:style-name="P8"/>
      <text:p text:style-name="P8">// On previent qu'on répond en json</text:p>
      <text:p text:style-name="P8"><text:s text:c="4"/>header('Content-Type: application/json:charset=utf-8');</text:p>
      <text:p text:style-name="P8">// Envoyer les données au format json</text:p>
      <text:p text:style-name="P8"><text:s text:c="4"/>echo json_encode($retour); <text:s text:c="2"/></text:p>
      <text:p text:style-name="P8">}</text:p>
      <text:p text:style-name="P8"/>
      <text:p text:style-name="P8">/* * ******************************************************************************** */</text:p>
      <text:p text:style-name="P8">?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09:05:21.199810463</meta:creation-date>
    <dc:date>2019-05-02T09:28:07.104895683</dc:date>
    <meta:editing-duration>PT2M24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8" meta:paragraph-count="238" meta:word-count="953" meta:character-count="9691" meta:non-whitespace-character-count="7118"/>
  </office:meta>
</office:document-meta>
</file>